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List_20_Paragraph">
      <style:text-properties fo:font-size="14pt" officeooo:rsid="001f81e3" officeooo:paragraph-rsid="001f81e3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2" style:family="paragraph" style:parent-style-name="Standard" style:list-style-name="L1">
      <style:text-properties officeooo:paragraph-rsid="001cd809"/>
    </style:style>
    <style:style style:name="P13" style:family="paragraph" style:parent-style-name="Standard" style:list-style-name="L1">
      <style:text-properties officeooo:rsid="001cd809" officeooo:paragraph-rsid="001cd809"/>
    </style:style>
    <style:style style:name="P14" style:family="paragraph" style:parent-style-name="List_20_Paragraph" style:list-style-name="WW8Num1">
      <style:paragraph-properties fo:text-align="justify" style:justify-single-word="false"/>
    </style:style>
    <style:style style:name="P15" style:family="paragraph" style:parent-style-name="List_20_Paragraph" style:list-style-name="WW8Num2"/>
    <style:style style:name="P16" style:family="paragraph" style:parent-style-name="List_20_Paragraph" style:list-style-name="WW8Num2">
      <style:text-properties fo:font-size="14pt" style:font-size-asian="14pt"/>
    </style:style>
    <style:style style:name="P17" style:family="paragraph" style:parent-style-name="List_20_Paragraph" style:list-style-name="WW8Num2">
      <style:text-properties fo:font-size="14pt" officeooo:rsid="0021df52" officeooo:paragraph-rsid="0021df52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81e3" style:font-size-asian="14pt"/>
    </style:style>
    <style:style style:name="T10" style:family="text">
      <style:text-properties fo:font-size="14pt" officeooo:rsid="001fe679" style:font-size-asian="14pt"/>
    </style:style>
    <style:style style:name="T11" style:family="text">
      <style:text-properties fo:font-size="14pt" officeooo:rsid="0021df52" style:font-size-asian="14pt"/>
    </style:style>
    <style:style style:name="T12" style:family="text">
      <style:text-properties fo:font-size="14pt" officeooo:rsid="0023931c" style:font-size-asian="14pt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font-size="14pt" fo:font-style="italic" fo:font-weight="bold" officeooo:rsid="0021df52" style:font-size-asian="14pt" style:font-style-asian="italic" style:font-weight-asian="bold"/>
    </style:style>
    <style:style style:name="T15" style:family="text">
      <style:text-properties fo:font-size="14pt" fo:font-style="italic" fo:font-weight="bold" officeooo:rsid="0023931c" style:font-size-asian="14pt" style:font-style-asian="italic" style:font-weight-asian="bold"/>
    </style:style>
    <style:style style:name="T16" style:family="text">
      <style:text-properties officeooo:rsid="001cd809"/>
    </style:style>
    <style:style style:name="T17" style:family="text">
      <style:text-properties officeooo:rsid="001f8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3258980536558730083" text:style-name="L1">
        <text:list-item>
          <text:p text:style-name="P12"><text:span text:style-name="T2">Navarro Patricio</text:span><text:span text:style-name="T1"> – </text:span><text:span text:style-name="T2">90007</text:span></text:p>
        </text:list-item>
        <text:list-item>
          <text:p text:style-name="P13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12">4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2">4</text:span><text:span text:style-name="T7"> sprint del proyecto </text:span><text:span text:style-name="T8">NutriDietas</text:span><text:span text:style-name="T7">. El </text:span><text:span text:style-name="T10">20</text:span><text:span text:style-name="T7">/</text:span><text:span text:style-name="T8">0</text:span><text:span text:style-name="T10">5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6">la Lic. Gabin</text:span></text:p>
      <text:p text:style-name="P6"/>
      <text:p text:style-name="P7"><text:span text:style-name="T13">En la reunión se mostraron los avances sobre los objetivos del Sprint </text:span><text:span text:style-name="T15">4</text:span><text:span text:style-name="T13">:</text:span></text:p>
      <text:list xml:id="list2280404472627114341" text:style-name="WW8Num1">
        <text:list-item>
          <text:p text:style-name="P14"><text:span text:style-name="T11">Se mejoro el panel del administrador para cumplir con los requisitos impuestos por el cliente.</text:span><text:span text:style-name="T7"> </text:span></text:p>
        </text:list-item>
        <text:list-item>
          <text:p text:style-name="P14"><text:span text:style-name="T11">Se refactoriso la visualizacion de las dietas para servir mejor a los requisitos del cliente</text:span><text:span text:style-name="T9">.</text:span></text:p>
        </text:list-item>
        <text:list-item>
          <text:p text:style-name="P14"><text:span text:style-name="T11">Se comenzo el desarrollo del manejo de los datos historicos de los pacientes</text:span><text:span text:style-name="T8">. </text:span><text:span text:style-name="T11">Se creo un modelo para contener esta informacion y se bosquejo una pagina donde los usuarios realizaran las cargas.</text:span></text:p>
        </text:list-item>
      </text:list>
      <text:p text:style-name="P9"/>
      <text:p text:style-name="P10"/>
      <text:p text:style-name="P9">Luego del análisis de lo implementado se comentó los temas a desarrollar en el próximo Sprint:</text:p>
      <text:p text:style-name="P9"/>
      <text:list xml:id="list8656296796888824413" text:style-name="WW8Num2">
        <text:list-item>
          <text:p text:style-name="P16">Corregir situaciones planteadas por el Cliente. </text:p>
        </text:list-item>
        <text:list-item>
          <text:p text:style-name="P15"><text:span text:style-name="T9">Mejora de la visualisacion de <text:s/></text:span><text:span text:style-name="T11">carga de medidas</text:span><text:span text:style-name="T7">.</text:span></text:p>
        </text:list-item>
        <text:list-item>
          <text:p text:style-name="P16"><text:span text:style-name="T17">Implementacion completa del registro de medidas de los pacientes</text:span>. </text:p>
        </text:list-item>
        <text:list-item>
          <text:p text:style-name="P17">Implementacion del manejo de datos historicos en el panel del ad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7T16:02:39.321966130</dc:date>
    <meta:editing-cycles>5</meta:editing-cycles>
    <meta:editing-duration>P2171DT9H40M23S</meta:editing-duration>
    <meta:generator>LibreOffice/4.2.8.2$Linux_x86 LibreOffice_project/420m0$Build-2</meta:generator>
    <meta:document-statistic meta:table-count="0" meta:image-count="0" meta:object-count="0" meta:page-count="2" meta:paragraph-count="19" meta:word-count="213" meta:character-count="1300" meta:non-whitespace-character-count="1106"/>
  </office:meta>
</office:document-meta>
</file>